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F" svg:font-family=""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style:use-window-font-color="true" fo:font-style="normal" style:font-style-asian="normal" style:font-style-complex="normal"/>
    </style:style>
    <style:style style:name="P2" style:family="paragraph" style:parent-style-name="Body">
      <style:text-properties fo:color="#000000" fo:font-style="normal" style:font-style-asian="normal" style:font-style-complex="normal"/>
    </style:style>
    <style:style style:name="P3" style:family="paragraph" style:parent-style-name="Body">
      <style:text-properties style:font-name="Arial"/>
    </style:style>
    <style:style style:name="P4" style:family="paragraph" style:parent-style-name="Preformatted_20_Text">
      <style:text-properties style:font-name="Ari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6" style:family="paragraph" style:parent-style-name="Body" style:list-style-name="L1"/>
    <style:style style:name="P7" style:family="paragraph" style:parent-style-name="Standard">
      <style:paragraph-properties fo:margin-top="0.282cm" fo:margin-bottom="0cm"/>
    </style:style>
    <style:style style:name="P8"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fo:color="#000000" fo:font-style="normal" style:font-style-asian="normal" style:font-style-complex="normal"/>
    </style:style>
    <style:style style:name="P16" style:family="paragraph" style:parent-style-name="Body">
      <style:paragraph-properties fo:text-align="justify" style:justify-single-word="false"/>
      <style:text-properties fo:color="#000000" fo:font-style="normal" style:font-style-asian="normal" style:font-style-complex="normal"/>
    </style:style>
    <style:style style:name="P17" style:family="paragraph" style:parent-style-name="Body">
      <style:text-properties fo:color="#000000" style:font-name="Courier New1" fo:font-size="10pt" style:font-name-asian="Monaco" style:font-size-asian="10pt" style:font-name-complex="Monaco" style:font-size-complex="10pt"/>
    </style:style>
    <style:style style:name="P18"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9" style:family="paragraph" style:parent-style-name="Body">
      <style:text-properties style:font-name="Arial"/>
    </style:style>
    <style:style style:name="P20" style:family="paragraph" style:parent-style-name="Body">
      <style:text-properties fo:color="#ff0000" fo:font-style="italic" style:font-style-asian="italic"/>
    </style:style>
    <style:style style:name="P21" style:family="paragraph" style:parent-style-name="Body">
      <style:text-properties fo:language="en" fo:country="GB"/>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Body">
      <style:text-properties fo:language="en" fo:country="US" style:language-complex="ar" style:country-complex="SA"/>
    </style:style>
    <style:style style:name="P2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5" style:family="paragraph" style:parent-style-name="Document_20_Title">
      <style:text-properties fo:font-weight="normal" style:font-weight-asian="normal" style:font-weight-complex="normal"/>
    </style:style>
    <style:style style:name="P26"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7"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8"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9" style:family="paragraph" style:parent-style-name="CellBody">
      <style:paragraph-properties style:snap-to-layout-grid="false"/>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3" style:family="paragraph" style:parent-style-name="Abstract">
      <style:text-properties fo:font-size="16pt" fo:font-weight="bold" style:font-size-asian="16pt" style:font-weight-asian="bold"/>
    </style:style>
    <style:style style:name="P34" style:family="paragraph" style:parent-style-name="Abstract">
      <style:text-properties fo:color="#000000" fo:font-style="normal" style:font-style-asian="normal" style:font-style-complex="normal"/>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Standard">
      <style:text-properties style:font-name="Monaco" fo:font-size="9pt" style:font-name-asian="Monaco" style:font-size-asian="9pt" style:font-name-complex="Monaco" style:font-size-complex="9pt"/>
    </style:style>
    <style:style style:name="P39" style:family="paragraph" style:parent-style-name="Body">
      <style:paragraph-properties fo:margin-left="1.54cm" fo:margin-right="0cm" fo:text-indent="-1.54cm" style:auto-text-indent="false">
        <style:tab-stops>
          <style:tab-stop style:position="10.001cm"/>
        </style:tab-stops>
      </style:paragraph-properties>
    </style:style>
    <style:style style:name="P40" style:family="paragraph" style:parent-style-name="Preformatted_20_Text">
      <style:text-properties style:font-name="Arial"/>
    </style:style>
    <style:style style:name="P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4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47"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48" style:family="paragraph" style:parent-style-name="Heading_20_1">
      <style:paragraph-properties fo:break-before="page"/>
    </style:style>
    <style:style style:name="P49" style:family="paragraph" style:parent-style-name="Heading_20_2">
      <style:text-properties fo:language="en" fo:country="US" style:language-complex="ar" style:country-complex="SA"/>
    </style:style>
    <style:style style:name="P50" style:family="paragraph" style:parent-style-name="Body" style:list-style-name="L2">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51" style:family="paragraph" style:parent-style-name="Body">
      <style:text-properties fo:color="#000000" fo:font-style="normal" style:font-style-asian="normal" style:font-style-complex="normal"/>
    </style:style>
    <style:style style:name="P52" style:family="paragraph" style:parent-style-name="Body" style:list-style-name="L1"/>
    <style:style style:name="P53" style:family="paragraph" style:parent-style-name="Body" style:list-style-name="L5"/>
    <style:style style:name="P54" style:family="paragraph" style:parent-style-name="Body">
      <style:text-properties style:use-window-font-color="true" fo:font-style="normal" style:font-style-asian="normal" style:font-style-complex="normal"/>
    </style:style>
    <style:style style:name="P55" style:family="paragraph" style:parent-style-name="Body">
      <style:text-properties style:font-name="Arial"/>
    </style:style>
    <style:style style:name="P56" style:family="paragraph" style:parent-style-name="Document_20_Title" style:master-page-name="First_20_Page">
      <style:paragraph-properties fo:text-align="center" style:justify-single-word="false" style:page-number="auto"/>
    </style:style>
    <style:style style:name="P57" style:family="paragraph" style:parent-style-name="Preformatted_20_Text">
      <style:text-properties style:font-name="Arial"/>
    </style:style>
    <style:style style:name="P58" style:family="paragraph" style:parent-style-name="Preformatted_20_Text" style:list-style-name="L3">
      <style:text-properties style:font-name="Arial"/>
    </style:style>
    <style:style style:name="P59" style:family="paragraph" style:parent-style-name="Preformatted_20_Text" style:list-style-name="L4">
      <style:text-properties style:font-name="Arial"/>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New1"/>
    </style:style>
    <style:style style:name="T2" style:family="text">
      <style:text-properties fo:color="#000000"/>
    </style:style>
    <style:style style:name="T3" style:family="text">
      <style:text-properties fo:color="#3f7f5f"/>
    </style:style>
    <style:style style:name="T4" style:family="text">
      <style:text-properties fo:color="#7f0055" fo:font-weight="bold" style:font-weight-asian="bold" style:font-weight-complex="bold"/>
    </style:style>
    <style:style style:name="T5" style:family="text">
      <style:text-properties fo:color="#6a3e3e" style:text-underline-style="solid" style:text-underline-width="auto" style:text-underline-color="font-color"/>
    </style:style>
    <style:style style:name="T6" style:family="text">
      <style:text-properties fo:color="#6a3e3e"/>
    </style:style>
    <style:style style:name="T7" style:family="text">
      <style:text-properties fo:language="en" fo:country="US" style:language-complex="ar" style:country-complex="SA"/>
    </style:style>
    <style:style style:name="T8" style:family="text">
      <style:text-properties style:font-name="Courier New"/>
    </style:style>
    <style:style style:name="T9" style:family="text">
      <style:text-properties style:font-name="Arial"/>
    </style:style>
    <style:style style:name="T1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font-name="Courier New1"/>
    </style:style>
    <style:style style:name="T12" style:family="text">
      <style:text-properties fo:color="#000000"/>
    </style:style>
    <style:style style:name="T13" style:family="text">
      <style:text-properties fo:color="#000000" style:font-name="Courier New1" fo:font-size="10pt" style:font-size-asian="10pt" style:font-size-complex="10pt"/>
    </style:style>
    <style:style style:name="T14" style:family="text">
      <style:text-properties fo:color="#646464" style:font-name="Courier New1" fo:font-size="10pt" style:font-size-asian="10pt" style:font-size-complex="10pt"/>
    </style:style>
    <style:style style:name="T15" style:family="text">
      <style:text-properties fo:color="#0000c0"/>
    </style:style>
    <style:style style:name="T16"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7" style:family="text">
      <style:text-properties fo:color="#7f0055" fo:font-weight="bold" style:font-weight-asian="bold" style:font-weight-complex="bold"/>
    </style:style>
    <style:style style:name="T18" style:family="text">
      <style:text-properties fo:color="#6a3e3e"/>
    </style:style>
    <style:style style:name="T19" style:family="text">
      <style:text-properties fo:color="#6a3e3e" style:text-underline-style="solid" style:text-underline-width="auto" style:text-underline-color="font-color"/>
    </style:style>
    <style:style style:name="T20" style:family="text">
      <style:text-properties fo:color="#3f7f5f"/>
    </style:style>
    <style:style style:name="T21" style:family="text">
      <style:text-properties fo:color="#3f7f5f" style:text-underline-style="solid" style:text-underline-width="auto" style:text-underline-color="font-color"/>
    </style:style>
    <style:style style:name="T22" style:family="text">
      <style:text-properties style:font-name="Courier New1"/>
    </style:style>
    <style:style style:name="T23" style:family="text">
      <style:text-properties style:font-name="Courier New1" fo:font-weight="bold" style:font-weight-asian="bold" style:font-weight-complex="bold"/>
    </style:style>
    <style:style style:name="T24" style:family="text">
      <style:text-properties style:font-name="Courier New1" fo:font-weight="normal" style:font-weight-asian="normal" style:font-weight-complex="normal"/>
    </style:style>
    <style:style style:name="T25" style:family="text">
      <style:text-properties style:font-name="Arial" fo:font-weight="normal" style:font-weight-asian="normal" style:font-weight-complex="normal"/>
    </style:style>
    <style:style style:name="T2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86179680" text:id="ct86179680">
          <text:deletion>
            <office:change-info>
              <dc:creator>Carsten Ziegeler</dc:creator>
              <dc:date>2014-07-08T07:30:00</dc:date>
            </office:change-info>
            <text:p text:style-name="P1">2</text:p>
          </text:deletion>
        </text:changed-region>
        <text:changed-region xml:id="ct86167744" text:id="ct86167744">
          <text:insertion>
            <office:change-info>
              <dc:creator>Carsten Ziegeler</dc:creator>
              <dc:date>2014-07-08T07:30:00</dc:date>
            </office:change-info>
          </text:insertion>
        </text:changed-region>
        <text:changed-region xml:id="ct86167872" text:id="ct86167872">
          <text:deletion>
            <office:change-info>
              <dc:creator>Carsten Ziegeler</dc:creator>
              <dc:date>2014-07-08T07:31:00</dc:date>
            </office:change-info>
            <text:p text:style-name="P1">(</text:p>
          </text:deletion>
        </text:changed-region>
        <text:changed-region xml:id="ct86168016" text:id="ct86168016">
          <text:deletion>
            <office:change-info>
              <dc:creator>Carsten Ziegeler</dc:creator>
              <dc:date>2014-07-08T07:31:00</dc:date>
            </office:change-info>
            <text:p text:style-name="P1">also </text:p>
          </text:deletion>
        </text:changed-region>
        <text:changed-region xml:id="ct86168160" text:id="ct86168160">
          <text:deletion>
            <office:change-info>
              <dc:creator>Carsten Ziegeler</dc:creator>
              <dc:date>2014-07-08T07:31:00</dc:date>
            </office:change-info>
            <text:p text:style-name="P1">)</text:p>
          </text:deletion>
        </text:changed-region>
        <text:changed-region xml:id="ct86168880" text:id="ct86168880">
          <text:deletion>
            <office:change-info>
              <dc:creator>Carsten Ziegeler</dc:creator>
              <dc:date>2014-07-08T07:32:00</dc:date>
            </office:change-info>
            <text:p text:style-name="P1">reducing</text:p>
          </text:deletion>
        </text:changed-region>
        <text:changed-region xml:id="ct86168976" text:id="ct86168976">
          <text:insertion>
            <office:change-info>
              <dc:creator>Carsten Ziegeler</dc:creator>
              <dc:date>2014-07-08T07:32:00</dc:date>
            </office:change-info>
          </text:insertion>
        </text:changed-region>
        <text:changed-region xml:id="ct86169072" text:id="ct86169072">
          <text:insertion>
            <office:change-info>
              <dc:creator>Carsten Ziegeler</dc:creator>
              <dc:date>2014-07-08T07:32:00</dc:date>
            </office:change-info>
          </text:insertion>
        </text:changed-region>
        <text:changed-region xml:id="ct86169200" text:id="ct86169200">
          <text:insertion>
            <office:change-info>
              <dc:creator>Carsten Ziegeler</dc:creator>
              <dc:date>2014-07-08T07:32:00</dc:date>
            </office:change-info>
          </text:insertion>
        </text:changed-region>
        <text:changed-region xml:id="ct86169328" text:id="ct86169328">
          <text:insertion>
            <office:change-info>
              <dc:creator>Carsten Ziegeler</dc:creator>
              <dc:date>2014-07-08T07:33:00</dc:date>
            </office:change-info>
          </text:insertion>
        </text:changed-region>
        <text:changed-region xml:id="ct86169456" text:id="ct86169456">
          <text:insertion>
            <office:change-info>
              <dc:creator>Carsten Ziegeler</dc:creator>
              <dc:date>2014-07-08T07:33:00</dc:date>
            </office:change-info>
          </text:insertion>
        </text:changed-region>
        <text:changed-region xml:id="ct86167472" text:id="ct86167472">
          <text:insertion>
            <office:change-info>
              <dc:creator>Carsten Ziegeler</dc:creator>
              <dc:date>2014-07-08T07:34:00</dc:date>
            </office:change-info>
          </text:insertion>
        </text:changed-region>
        <text:changed-region xml:id="ct86166880" text:id="ct86166880">
          <text:insertion>
            <office:change-info>
              <dc:creator>Carsten Ziegeler</dc:creator>
              <dc:date>2014-07-08T07:38:00</dc:date>
            </office:change-info>
          </text:insertion>
        </text:changed-region>
        <text:changed-region xml:id="ct86167280" text:id="ct86167280">
          <text:insertion>
            <office:change-info>
              <dc:creator>Carsten Ziegeler</dc:creator>
              <dc:date>2014-07-08T07:44:00</dc:date>
            </office:change-info>
          </text:insertion>
        </text:changed-region>
        <text:changed-region xml:id="ct86166272" text:id="ct86166272">
          <text:insertion>
            <office:change-info>
              <dc:creator>Carsten Ziegeler</dc:creator>
              <dc:date>2014-07-08T07:45:00</dc:date>
            </office:change-info>
          </text:insertion>
        </text:changed-region>
        <text:changed-region xml:id="ct86163424" text:id="ct86163424">
          <text:insertion>
            <office:change-info>
              <dc:creator>Carsten Ziegeler</dc:creator>
              <dc:date>2014-07-08T07:47:00</dc:date>
            </office:change-info>
          </text:insertion>
        </text:changed-region>
        <text:changed-region xml:id="ct86156480" text:id="ct86156480">
          <text:deletion>
            <office:change-info>
              <dc:creator>Carsten Ziegeler</dc:creator>
              <dc:date>2014-07-08T07:48:00</dc:date>
            </office:change-info>
            <text:p text:style-name="P2">synchronizing access to the injected field</text:p>
          </text:deletion>
        </text:changed-region>
        <text:changed-region xml:id="ct86156624" text:id="ct86156624">
          <text:insertion>
            <office:change-info>
              <dc:creator>Carsten Ziegeler</dc:creator>
              <dc:date>2014-07-08T07:48:00</dc:date>
            </office:change-info>
          </text:insertion>
        </text:changed-region>
        <text:changed-region xml:id="ct86155072" text:id="ct86155072">
          <text:insertion>
            <office:change-info>
              <dc:creator>Carsten Ziegeler</dc:creator>
              <dc:date>2014-07-08T07:50:00</dc:date>
            </office:change-info>
          </text:insertion>
        </text:changed-region>
        <text:changed-region xml:id="ct86155168" text:id="ct86155168">
          <text:insertion>
            <office:change-info>
              <dc:creator>Carsten Ziegeler</dc:creator>
              <dc:date>2014-07-08T07:51:00</dc:date>
            </office:change-info>
          </text:insertion>
        </text:changed-region>
        <text:changed-region xml:id="ct86155424" text:id="ct86155424">
          <text:deletion>
            <office:change-info>
              <dc:creator>Carsten Ziegeler</dc:creator>
              <dc:date>2014-07-08T07:52:00</dc:date>
            </office:change-info>
            <text:p text:style-name="P3">H</text:p>
          </text:deletion>
        </text:changed-region>
        <text:changed-region xml:id="ct86155296" text:id="ct86155296">
          <text:deletion>
            <office:change-info>
              <dc:creator>Carsten Ziegeler</dc:creator>
              <dc:date>2014-07-08T14:06:00</dc:date>
            </office:change-info>
            <text:p text:style-name="P3">andling of the cardinality information can be simplified for field injection as compared to method injection. </text:p>
          </text:deletion>
        </text:changed-region>
        <text:changed-region xml:id="ct86155552" text:id="ct86155552">
          <text:deletion>
            <office:change-info>
              <dc:creator>Carsten Ziegeler</dc:creator>
              <dc:date>2014-07-08T07:52:00</dc:date>
            </office:change-info>
            <text:p text:style-name="P3">While the cardinality information for method injection differentiates four cases (optional unary, mandatory unary, optional multiple and mandatory multiple), t</text:p>
          </text:deletion>
        </text:changed-region>
        <text:changed-region xml:id="ct556361792" text:id="ct556361792">
          <text:deletion>
            <office:change-info>
              <dc:creator>Carsten Ziegeler</dc:creator>
              <dc:date>2014-07-08T14:06:00</dc:date>
            </office:change-info>
            <text:p text:style-name="P3">he cardinality part (unary or multiple) can be deduced by the type of the field (either the type is a service interface or a collection). Therefore the developer needs only to specify whether the reference is mandatory or optional.</text:p>
          </text:deletion>
        </text:changed-region>
        <text:changed-region xml:id="ct137872208" text:id="ct137872208">
          <text:deletion>
            <office:change-info>
              <dc:creator>Carsten Ziegeler</dc:creator>
              <dc:date>2014-07-08T14:09:00</dc:date>
            </office:change-info>
            <text:p text:style-name="P4"><text:s/>and <text:span text:style-name="T1">cardinality</text:span></text:p>
          </text:deletion>
        </text:changed-region>
        <text:changed-region xml:id="ct560402352" text:id="ct560402352">
          <text:insertion>
            <office:change-info>
              <dc:creator>Carsten Ziegeler</dc:creator>
              <dc:date>2014-07-08T14:10:00</dc:date>
            </office:change-info>
          </text:insertion>
        </text:changed-region>
        <text:changed-region xml:id="ct91374768" text:id="ct91374768">
          <text:deletion>
            <office:change-info>
              <dc:creator>Carsten Ziegeler</dc:creator>
              <dc:date>2014-07-08T14:10:00</dc:date>
            </office:change-info>
            <text:p text:style-name="P4">The cardinality (unary or multiple) for the annotation </text:p>
          </text:deletion>
        </text:changed-region>
        <text:changed-region xml:id="ct137885392" text:id="ct137885392">
          <text:insertion>
            <office:change-info>
              <dc:creator>Carsten Ziegeler</dc:creator>
              <dc:date>2014-07-08T14:11:00</dc:date>
            </office:change-info>
          </text:insertion>
        </text:changed-region>
        <text:changed-region xml:id="ct91389120" text:id="ct91389120">
          <text:insertion>
            <office:change-info>
              <dc:creator>Carsten Ziegeler</dc:creator>
              <dc:date>2014-07-08T14:12:00</dc:date>
            </office:change-info>
          </text:insertion>
        </text:changed-region>
        <text:changed-region xml:id="ct137771440" text:id="ct137771440">
          <text:insertion>
            <office:change-info>
              <dc:creator>Carsten Ziegeler</dc:creator>
              <dc:date>2014-07-08T14:10:00</dc:date>
            </office:change-info>
          </text:insertion>
        </text:changed-region>
        <text:changed-region xml:id="ct560856288" text:id="ct560856288">
          <text:deletion>
            <office:change-info>
              <dc:creator>Carsten Ziegeler</dc:creator>
              <dc:date>2014-07-08T14:14:00</dc:date>
            </office:change-info>
            <text:p text:style-name="Body"><text:span text:style-name="T1">SERV</text:span></text:p>
          </text:deletion>
        </text:changed-region>
        <text:changed-region xml:id="ct560856160" text:id="ct560856160">
          <text:insertion>
            <office:change-info>
              <dc:creator>Carsten Ziegeler</dc:creator>
              <dc:date>2014-07-08T14:14:00</dc:date>
            </office:change-info>
          </text:insertion>
        </text:changed-region>
        <text:changed-region xml:id="ct396085264" text:id="ct396085264">
          <text:insertion>
            <office:change-info>
              <dc:creator>Carsten Ziegeler</dc:creator>
              <dc:date>2014-07-08T15:24:00</dc:date>
            </office:change-info>
          </text:insertion>
        </text:changed-region>
        <text:changed-region xml:id="ct560855680" text:id="ct560855680">
          <text:deletion>
            <office:change-info>
              <dc:creator>Carsten Ziegeler</dc:creator>
              <dc:date>2014-07-08T14:16:00</dc:date>
            </office:change-info>
            <text:p text:style-name="Body"><text:span text:style-name="T1">SERV</text:span></text:p>
          </text:deletion>
        </text:changed-region>
        <text:changed-region xml:id="ct560855584" text:id="ct560855584">
          <text:insertion>
            <office:change-info>
              <dc:creator>Carsten Ziegeler</dc:creator>
              <dc:date>2014-07-08T14:16:00</dc:date>
            </office:change-info>
          </text:insertion>
        </text:changed-region>
        <text:changed-region xml:id="ct560855488" text:id="ct560855488">
          <text:deletion>
            <office:change-info>
              <dc:creator>Carsten Ziegeler</dc:creator>
              <dc:date>2014-07-08T14:16:00</dc:date>
            </office:change-info>
            <text:p text:style-name="Body">SERV</text:p>
          </text:deletion>
        </text:changed-region>
        <text:changed-region xml:id="ct560855392" text:id="ct560855392">
          <text:insertion>
            <office:change-info>
              <dc:creator>Carsten Ziegeler</dc:creator>
              <dc:date>2014-07-08T14:16:00</dc:date>
            </office:change-info>
          </text:insertion>
        </text:changed-region>
        <text:changed-region xml:id="ct560853600" text:id="ct560853600">
          <text:deletion>
            <office:change-info>
              <dc:creator>Carsten Ziegeler</dc:creator>
              <dc:date>2014-07-08T14:16:00</dc:date>
            </office:change-info>
            <text:p text:style-name="Body">SERV</text:p>
          </text:deletion>
        </text:changed-region>
        <text:changed-region xml:id="ct560853504" text:id="ct560853504">
          <text:insertion>
            <office:change-info>
              <dc:creator>Carsten Ziegeler</dc:creator>
              <dc:date>2014-07-08T14:16:00</dc:date>
            </office:change-info>
          </text:insertion>
        </text:changed-region>
        <text:changed-region xml:id="ct560853408" text:id="ct560853408">
          <text:deletion>
            <office:change-info>
              <dc:creator>Carsten Ziegeler</dc:creator>
              <dc:date>2014-07-08T14:16:00</dc:date>
            </office:change-info>
            <text:p text:style-name="Body">SERV</text:p>
          </text:deletion>
        </text:changed-region>
        <text:changed-region xml:id="ct560853312" text:id="ct560853312">
          <text:insertion>
            <office:change-info>
              <dc:creator>Carsten Ziegeler</dc:creator>
              <dc:date>2014-07-08T14:16:00</dc:date>
            </office:change-info>
          </text:insertion>
        </text:changed-region>
        <text:changed-region xml:id="ct560825584" text:id="ct560825584">
          <text:insertion>
            <office:change-info>
              <dc:creator>Carsten Ziegeler</dc:creator>
              <dc:date>2014-07-08T14:13:00</dc:date>
            </office:change-info>
          </text:insertion>
        </text:changed-region>
        <text:changed-region xml:id="ct560825488" text:id="ct560825488">
          <text:deletion>
            <office:change-info>
              <dc:creator>Carsten Ziegeler</dc:creator>
              <dc:date>2014-07-08T14:16:00</dc:date>
            </office:change-info>
            <text:p text:style-name="Body">SERV</text:p>
          </text:deletion>
        </text:changed-region>
        <text:changed-region xml:id="ct560825392" text:id="ct560825392">
          <text:insertion>
            <office:change-info>
              <dc:creator>Carsten Ziegeler</dc:creator>
              <dc:date>2014-07-08T14:16:00</dc:date>
            </office:change-info>
          </text:insertion>
        </text:changed-region>
        <text:changed-region xml:id="ct560842336" text:id="ct560842336">
          <text:deletion>
            <office:change-info>
              <dc:creator>Carsten Ziegeler</dc:creator>
              <dc:date>2014-07-08T14:16:00</dc:date>
            </office:change-info>
            <text:p text:style-name="Body">SERV</text:p>
          </text:deletion>
        </text:changed-region>
        <text:changed-region xml:id="ct560842240" text:id="ct560842240">
          <text:insertion>
            <office:change-info>
              <dc:creator>Carsten Ziegeler</dc:creator>
              <dc:date>2014-07-08T14:16:00</dc:date>
            </office:change-info>
          </text:insertion>
        </text:changed-region>
        <text:changed-region xml:id="ct535902160" text:id="ct535902160">
          <text:deletion>
            <office:change-info>
              <dc:creator>Carsten Ziegeler</dc:creator>
              <dc:date>2014-07-08T14:16:00</dc:date>
            </office:change-info>
            <text:p text:style-name="Body">SERV</text:p>
          </text:deletion>
        </text:changed-region>
        <text:changed-region xml:id="ct560538864" text:id="ct560538864">
          <text:insertion>
            <office:change-info>
              <dc:creator>Carsten Ziegeler</dc:creator>
              <dc:date>2014-07-08T14:16:00</dc:date>
            </office:change-info>
          </text:insertion>
        </text:changed-region>
        <text:changed-region xml:id="ct560605504" text:id="ct560605504">
          <text:deletion>
            <office:change-info>
              <dc:creator>Carsten Ziegeler</dc:creator>
              <dc:date>2014-07-08T14:16:00</dc:date>
            </office:change-info>
            <text:p text:style-name="Body">SERV</text:p>
          </text:deletion>
        </text:changed-region>
        <text:changed-region xml:id="ct560818800" text:id="ct560818800">
          <text:insertion>
            <office:change-info>
              <dc:creator>Carsten Ziegeler</dc:creator>
              <dc:date>2014-07-08T14:16:00</dc:date>
            </office:change-info>
          </text:insertion>
        </text:changed-region>
        <text:changed-region xml:id="ct560544208" text:id="ct560544208">
          <text:deletion>
            <office:change-info>
              <dc:creator>Carsten Ziegeler</dc:creator>
              <dc:date>2014-07-08T14:17:00</dc:date>
            </office:change-info>
            <text:p text:style-name="Body"><text:s/>Together with the boolean annotation attribute <text:span text:style-name="T1">mandatory</text:span> that defaults to true, the cardinality element of the XML description can be calculated correctly.</text:p>
          </text:deletion>
        </text:changed-region>
        <text:changed-region xml:id="ct560823536" text:id="ct560823536">
          <text:insertion>
            <office:change-info>
              <dc:creator>Carsten Ziegeler</dc:creator>
              <dc:date>2014-07-08T14:17:00</dc:date>
            </office:change-info>
          </text:insertion>
        </text:changed-region>
        <text:changed-region xml:id="ct556662592" text:id="ct556662592">
          <text:insertion>
            <office:change-info>
              <dc:creator>Carsten Ziegeler</dc:creator>
              <dc:date>2014-07-08T15:25:00</dc:date>
            </office:change-info>
          </text:insertion>
        </text:changed-region>
        <text:changed-region xml:id="ct89464720" text:id="ct89464720">
          <text:insertion>
            <office:change-info>
              <dc:creator>Carsten Ziegeler</dc:creator>
              <dc:date>2014-07-08T14:19:00</dc:date>
            </office:change-info>
          </text:insertion>
        </text:changed-region>
        <text:changed-region xml:id="ct535999488" text:id="ct535999488">
          <text:insertion>
            <office:change-info>
              <dc:creator>Carsten Ziegeler</dc:creator>
              <dc:date>2014-07-08T14:20:00</dc:date>
            </office:change-info>
          </text:insertion>
        </text:changed-region>
        <text:changed-region xml:id="ct560842816" text:id="ct560842816">
          <text:insertion>
            <office:change-info>
              <dc:creator>Carsten Ziegeler</dc:creator>
              <dc:date>2014-07-08T14:21:00</dc:date>
            </office:change-info>
          </text:insertion>
        </text:changed-region>
        <text:changed-region xml:id="ct87471296" text:id="ct87471296">
          <text:insertion>
            <office:change-info>
              <dc:creator>Carsten Ziegeler</dc:creator>
              <dc:date>2014-07-08T15:36:00</dc:date>
            </office:change-info>
          </text:insertion>
        </text:changed-region>
        <text:changed-region xml:id="ct560516560" text:id="ct560516560">
          <text:insertion>
            <office:change-info>
              <dc:creator>Carsten Ziegeler</dc:creator>
              <dc:date>2014-07-08T15:27:00</dc:date>
            </office:change-info>
          </text:insertion>
        </text:changed-region>
        <text:changed-region xml:id="ct395930480" text:id="ct395930480">
          <text:insertion>
            <office:change-info>
              <dc:creator>Carsten Ziegeler</dc:creator>
              <dc:date>2014-07-08T15:28:00</dc:date>
            </office:change-info>
          </text:insertion>
        </text:changed-region>
        <text:changed-region xml:id="ct560903600" text:id="ct560903600">
          <text:insertion>
            <office:change-info>
              <dc:creator>Carsten Ziegeler</dc:creator>
              <dc:date>2014-07-08T15:28:00</dc:date>
            </office:change-info>
          </text:insertion>
        </text:changed-region>
        <text:changed-region xml:id="ct560548544" text:id="ct560548544">
          <text:deletion>
            <office:change-info>
              <dc:creator>Carsten Ziegeler</dc:creator>
              <dc:date>2014-07-08T15:28:00</dc:date>
            </office:change-info>
            <text:p text:style-name="P4">sortable </text:p>
          </text:deletion>
        </text:changed-region>
        <text:changed-region xml:id="ct261152064" text:id="ct261152064">
          <text:insertion>
            <office:change-info>
              <dc:creator>Carsten Ziegeler</dc:creator>
              <dc:date>2014-07-08T15:28:00</dc:date>
            </office:change-info>
          </text:insertion>
        </text:changed-region>
        <text:changed-region xml:id="ct560892192" text:id="ct560892192">
          <text:deletion>
            <office:change-info>
              <dc:creator>Carsten Ziegeler</dc:creator>
              <dc:date>2014-07-08T15:28:00</dc:date>
            </office:change-info>
            <text:p text:style-name="P4">sortable</text:p>
          </text:deletion>
        </text:changed-region>
        <text:changed-region xml:id="ct560822608" text:id="ct560822608">
          <text:insertion>
            <office:change-info>
              <dc:creator>Carsten Ziegeler</dc:creator>
              <dc:date>2014-07-08T15:28:00</dc:date>
            </office:change-info>
          </text:insertion>
        </text:changed-region>
        <text:changed-region xml:id="ct261226896" text:id="ct261226896">
          <text:deletion>
            <office:change-info>
              <dc:creator>Carsten Ziegeler</dc:creator>
              <dc:date>2014-07-08T14:17:00</dc:date>
            </office:change-info>
            <text:p text:style-name="P4">If the field reference should reference a different service type than the type of the field, the annotation attribute <text:span text:style-name="T1">interface</text:span> must contain the service type which must be a subtype of the field's type.</text:p>
          </text:deletion>
        </text:changed-region>
        <text:changed-region xml:id="ct261325904" text:id="ct261325904">
          <text:insertion>
            <office:change-info>
              <dc:creator>Carsten Ziegeler</dc:creator>
              <dc:date>2014-07-08T15:29:00</dc:date>
            </office:change-info>
          </text:insertion>
        </text:changed-region>
        <text:changed-region xml:id="ct560522288" text:id="ct560522288">
          <text:insertion>
            <office:change-info>
              <dc:creator>Carsten Ziegeler</dc:creator>
              <dc:date>2014-07-08T15:30:00</dc:date>
            </office:change-info>
          </text:insertion>
        </text:changed-region>
        <text:changed-region xml:id="ct87380416" text:id="ct87380416">
          <text:insertion>
            <office:change-info>
              <dc:creator>Carsten Ziegeler</dc:creator>
              <dc:date>2014-07-08T15:30:00</dc:date>
            </office:change-info>
          </text:insertion>
        </text:changed-region>
        <text:changed-region xml:id="ct560576144" text:id="ct560576144">
          <text:deletion>
            <office:change-info>
              <dc:creator>Carsten Ziegeler</dc:creator>
              <dc:date>2014-07-08T15:30:00</dc:date>
            </office:change-info>
            <text:p text:style-name="P4">.</text:p>
          </text:deletion>
        </text:changed-region>
        <text:changed-region xml:id="ct560148288" text:id="ct560148288">
          <text:insertion>
            <office:change-info>
              <dc:creator>Carsten Ziegeler</dc:creator>
              <dc:date>2014-07-08T15:36:00</dc:date>
            </office:change-info>
          </text:insertion>
        </text:changed-region>
        <text:changed-region xml:id="ct556609152" text:id="ct556609152">
          <text:insertion>
            <office:change-info>
              <dc:creator>Carsten Ziegeler</dc:creator>
              <dc:date>2014-07-08T15:39:00</dc:date>
            </office:change-info>
          </text:insertion>
        </text:changed-region>
        <text:changed-region xml:id="ct560924736" text:id="ct560924736">
          <text:insertion>
            <office:change-info>
              <dc:creator>Carsten Ziegeler</dc:creator>
              <dc:date>2014-07-08T15:39:00</dc:date>
            </office:change-info>
          </text:insertion>
        </text:changed-region>
        <text:changed-region xml:id="ct556662032" text:id="ct556662032">
          <text:insertion>
            <office:change-info>
              <dc:creator>Carsten Ziegeler</dc:creator>
              <dc:date>2014-07-08T15:39:00</dc:date>
            </office:change-info>
          </text:insertion>
        </text:changed-region>
        <text:changed-region xml:id="ct560586624" text:id="ct560586624">
          <text:insertion>
            <office:change-info>
              <dc:creator>Carsten Ziegeler</dc:creator>
              <dc:date>2014-07-08T15:26:00</dc:date>
            </office:change-info>
          </text:insertion>
        </text:changed-region>
        <text:changed-region xml:id="ct86134464" text:id="ct86134464">
          <text:insertion>
            <office:change-info>
              <dc:creator>Carsten Ziegeler</dc:creator>
              <dc:date>2014-07-08T07:55:00</dc:date>
            </office:change-info>
          </text:insertion>
        </text:changed-region>
        <text:changed-region xml:id="ct86133872" text:id="ct86133872">
          <text:insertion>
            <office:change-info>
              <dc:creator>Carsten Ziegeler</dc:creator>
              <dc:date>2014-07-08T07:55:00</dc:date>
            </office:change-info>
          </text:insertion>
        </text:changed-region>
        <text:changed-region xml:id="ct352668704" text:id="ct352668704">
          <text:deletion>
            <office:change-info>
              <dc:creator>Carsten Ziegeler</dc:creator>
              <dc:date>2014-07-08T15:44:00</dc:date>
            </office:change-info>
            <text:p text:style-name="P5"><text:span text:style-name="T2"><text:s text:c="12"/></text:span><text:span text:style-name="T3">// get first service</text:span></text:p>
            <text:p text:style-name="P5"><text:span text:style-name="T2"><text:s text:c="12"/></text:span><text:span text:style-name="T4">final</text:span><text:span text:style-name="T2"> MyService </text:span><text:span text:style-name="T5">s</text:span><text:span text:style-name="T2"> = </text:span><text:span text:style-name="T6">localList</text:span><text:span text:style-name="T2">.get(0);</text:span></text:p>
            <text:p text:style-name="P5"><text:span text:style-name="T2"><text:s text:c="12"/></text:span><text:span text:style-name="T3">// do something with s</text:span></text:p>
            <text:p text:style-name="P5"><text:span text:style-name="T3"/></text:p>
          </text:deletion>
        </text:changed-region>
        <text:changed-region xml:id="ct352704352" text:id="ct352704352">
          <text:insertion>
            <office:change-info>
              <dc:creator>Carsten Ziegeler</dc:creator>
              <dc:date>2014-07-08T15:44:00</dc:date>
            </office:change-info>
          </text:insertion>
        </text:changed-region>
        <text:changed-region xml:id="ct560179424" text:id="ct560179424">
          <text:insertion>
            <office:change-info>
              <dc:creator>Carsten Ziegeler</dc:creator>
              <dc:date>2014-07-08T15:42:00</dc:date>
            </office:change-info>
          </text:insertion>
        </text:changed-region>
        <text:changed-region xml:id="ct86111184" text:id="ct86111184">
          <text:insertion>
            <office:change-info>
              <dc:creator>Carsten Ziegeler</dc:creator>
              <dc:date>2014-07-08T15:46:00</dc:date>
            </office:change-info>
          </text:insertion>
        </text:changed-region>
        <text:changed-region xml:id="ct396256160" text:id="ct396256160">
          <text:insertion>
            <office:change-info>
              <dc:creator>Carsten Ziegeler</dc:creator>
              <dc:date>2014-07-08T15:47:00</dc:date>
            </office:change-info>
          </text:insertion>
        </text:changed-region>
        <text:changed-region xml:id="ct87328960" text:id="ct87328960">
          <text:insertion>
            <office:change-info>
              <dc:creator>Carsten Ziegeler</dc:creator>
              <dc:date>2014-07-08T15:48:00</dc:date>
            </office:change-info>
          </text:insertion>
        </text:changed-region>
        <text:changed-region xml:id="ct86031696" text:id="ct86031696">
          <text:deletion>
            <office:change-info>
              <dc:creator>Carsten Ziegeler</dc:creator>
              <dc:date>2014-07-08T15:51:00</dc:date>
            </office:change-info>
            <text:list xml:id="list4353065404077249897" text:style-name="L1">
              <text:list-item>
                <text:p text:style-name="P6">Synchronizing (read) access to a field can result in bottlenecks in multi threaded environments. While volatile is also a mechanism of synchronizing, it's influence on performance is usually way lower than doing synchronized blocks or using other locking mechanisms.</text:p>
              </text:list-item>
            </text:list>
          </text:deletion>
        </text:changed-region>
        <text:changed-region xml:id="ct396220832" text:id="ct396220832">
          <text:insertion>
            <office:change-info>
              <dc:creator>Carsten Ziegeler</dc:creator>
              <dc:date>2014-07-08T15: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11"/>
      <text:p text:style-name="P25">Draft<text:line-break/><text:line-break/><text:page-count>11</text:page-count> Pages</text:p>
      <text:p text:style-name="P24"/>
      <text:p text:style-name="P33">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34">This RFC focuses on field injection for Declarative Services.</text:p>
      <text:h text:style-name="P48" text:outline-level="1" text:restart-numbering="true" text:start-value="-1">Document Information</text:h>
      <text:h text:style-name="P49" text:outline-level="2">License</text:h>
      <text:p text:style-name="P22">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49"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9" text:outline-level="2">Feedback</text:h>
      <text:p text:style-name="Body"><text:span text:style-name="T7">This document can be downloaded from the OSGi Alliance design repository at </text:span><text:a xlink:type="simple" xlink:href="https://github.com/osgi/design"><text:span text:style-name="T7">https://github.com/osgi/design</text:span></text:a><text:span text:style-name="T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1">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41">1 Introduction<text:tab/>4</text:p>
          <text:p text:style-name="P41">2 Application Domain<text:tab/>5</text:p>
          <text:p text:style-name="P42">2.1 Terminology + Abbreviations<text:tab/>5</text:p>
          <text:p text:style-name="P41">3 Problem Description<text:tab/>5</text:p>
          <text:p text:style-name="P41">4 Requirements<text:tab/>6</text:p>
          <text:p text:style-name="P41">5 Technical Solution<text:tab/>6</text:p>
          <text:p text:style-name="P43">5.1.1 Examples<text:tab/>7</text:p>
          <text:p text:style-name="P42">5.2 Notes/Alternatives<text:tab/>8</text:p>
          <text:p text:style-name="P43">5.2.1 Byte Code Generation<text:tab/>8</text:p>
          <text:p text:style-name="P43">5.2.2 Support for More Collection Types<text:tab/>8</text:p>
          <text:p text:style-name="P43">5.2.3 Direct Manipulation of Collections<text:tab/>8</text:p>
          <text:p text:style-name="P43">5.2.4 Volatile vs AtomicXXX<text:tab/>9</text:p>
          <text:p text:style-name="P43">5.2.5 Support for Collections in Methods<text:tab/>9</text:p>
          <text:p text:style-name="P41"><text:soft-page-break/>6 Data Transfer Objects<text:tab/>9</text:p>
          <text:p text:style-name="P41">7 Javadoc<text:tab/>9</text:p>
          <text:p text:style-name="P41">8 Considered Alternatives<text:tab/>10</text:p>
          <text:p text:style-name="P41">9 Security Considerations<text:tab/>10</text:p>
          <text:p text:style-name="P41">10 Document Support<text:tab/>10</text:p>
          <text:p text:style-name="P42">10.1 References<text:tab/>10</text:p>
          <text:p text:style-name="P42">10.2 Author’s Address<text:tab/>10</text:p>
          <text:p text:style-name="P42">10.3 Acronyms and Abbreviations<text:tab/>11</text:p>
          <text:p text:style-name="P42">10.4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8">Source code is shown in this typeface</text:span>.</text:p>
      <text:h text:style-name="Heading_20_2" text:outline-level="2">Revision History</text:h>
      <text:p text:style-name="P2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2">Comments</text:p>
            </table:table-cell>
          </table:table-row>
        </table:table-header-rows>
        <table:table-row table:style-name="Table1.2">
          <table:table-cell table:style-name="Table1.A1" office:value-type="string">
            <text:p text:style-name="P29">Initial</text:p>
          </table:table-cell>
          <table:table-cell table:style-name="Table1.B2" office:value-type="date" office:date-value="2014-07-04">
            <text:p text:style-name="P28">04.07.14</text:p>
          </table:table-cell>
          <table:table-cell table:style-name="Table1.C1" office:value-type="string">
            <text:p text:style-name="P28">Carsten Ziegeler (Adobe Systems Incorporated) initial version</text:p>
          </table:table-cell>
        </table:table-row>
      </table:table>
      <text:p text:style-name="Body"/>
      <text:h text:style-name="Heading_20_1" text:outline-level="1">Introduction</text:h>
      <text:p text:style-name="P27">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6">This RFC focuses on field injection for Declarative Services.</text:p>
      <text:h text:style-name="Heading_20_1" text:outline-level="1"><text:soft-page-break/>Application Domain</text:h>
      <text:p text:style-name="P1">Declarative Services (chapter 1<text:change text:change-id="ct86179680"/>1<text:change-start text:change-id="ct86167744"/>2<text:change-end text:change-id="ct86167744"/> in the OSGi specifications) defines a POJO programming model for OSGi services. While RFC 190 <text:change text:change-id="ct86167872"/>and <text:change text:change-id="ct86168016"/>RFC 208<text:change text:change-id="ct86168160"/> aim at making component development with DS easier and <text:change text:change-id="ct86168880"/><text:change-start text:change-id="ct86168976"/>try to reduce<text:change-end text:change-id="ct86168976"/> the am<text:change-start text:change-id="ct86169072"/>o<text:change-end text:change-id="ct86169072"/>unt of code to write, DS<text:change-start text:change-id="ct86169200"/> is using an event strategy based on<text:change-end text:change-id="ct86169200"/><text:change-start text:change-id="ct86169328"/> method injection and therefore<text:change-end text:change-id="ct86169328"/> still requires the developer to implement bind/unbind/update methods for each and every reference. In most cases the code of these methods is always the same and usually simply updates a field in the component holding the referenced service.<text:change-start text:change-id="ct86169456"/> While the method <text:change-end text:change-id="ct86169456"/><text:change-start text:change-id="ct86167472"/>provides a notification mechanism, too, this is rarely used.<text:change-end text:change-id="ct86167472"/></text:p>
      <text:p text:style-name="P1">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1">In other component models, <text:change-start text:change-id="ct86166880"/>like Apache Felix iPojo, CDI or the Spring Framework, <text:change-end text:change-id="ct86166880"/>field injection is very popular and field injection missing in DS has always been a larger criticism against DS.</text:p>
      <text:p text:style-name="P1">DS supports four reference cardinality modes. In addition to supporting more than one reference, a reference can be optional or mandatory. That is, a reference can be satisfied with zero or one bound service.<text:change-start text:change-id="ct86167280"/> In addition, RFC 190 introduces the minimum cardinality property<text:change-end text:change-id="ct86167280"/><text:change-start text:change-id="ct86166272"/> which allows to raise the specified minimum value to a higer number.<text:change-end text:change-id="ct86166272"/></text:p>
      <text:h text:style-name="Heading_20_2" text:outline-level="2">Terminology + Abbreviations</text:h>
      <text:p text:style-name="P39">DS<text:tab/>Declarative Services</text:p>
      <text:p text:style-name="P39">POJO<text:tab/>Plain old Java Object; term use for objects not implementing and framework specific plumbing such as Servlet API, Spring API, or OSGi API.</text:p>
      <text:p text:style-name="P1">SCR <text:s text:c="5"/>Service Components Runtime; generally the implementation of the Declarative Services Specification; also the name of the Apache Felix implementation (Apache Felix SCR).</text:p>
      <text:h text:style-name="Heading_20_1" text:outline-level="1">Problem Description</text:h>
      <text:p text:style-name="P16">The current DS component model for handling references is based on implementing bind/unbind/update methods. The model describes when and in <text:span text:style-name="T10">which order these methods are invoked. This depends on the cardinality of the reference (unary or multiple), whether the reference is mandatory and whether the reference is dynamic or static.</text:span></text:p>
      <text:p text:style-name="P18">Field injection can be added to the model in two ways:</text:p>
      <text:list xml:id="list4866177643568717522" text:style-name="L2">
        <text:list-item>
          <text:p text:style-name="P50"><text:soft-page-break/>By just defining a new annotation which is processed by tooling. This is the approach the Apache Felix SCR tooling has taken and requires no changes to the DS specification.</text:p>
        </text:list-item>
        <text:list-item>
          <text:p text:style-name="P50">Adding field annotation as a first <text:s/>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18">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text:change-start text:change-id="ct86163424"/> within the limitations of field injection<text:change-end text:change-id="ct86163424"/>.</text:p>
      <text:h text:style-name="Heading_20_1" text:outline-level="1">Requirements</text:h>
      <text:p text:style-name="P2">FID001 – The solution MUST provide a way to define field injection when developing DS components.</text:p>
      <text:p text:style-name="P2">FID002 – The solution MUST support the same functionality as the reference handling through methods.</text:p>
      <text:p text:style-name="P2">FID003 – The solution SHOULD outline the implications for the component developer with respect to <text:change text:change-id="ct86156480"/><text:change-start text:change-id="ct86156624"/>thread safety concerns for accessing the value of the injected field<text:change-end text:change-id="ct86156624"/>.</text:p>
      <text:p text:style-name="P2">FID004 – The solution SHOULD not be tied to Java 5+. It should be usable with lower Java versions.</text:p>
      <text:p text:style-name="P2"/>
      <text:h text:style-name="Heading_20_1" text:outline-level="1">Technical Solution</text:h>
      <text:p text:style-name="Body">The technical solution proposes <text:span text:style-name="T9">changes in DS, enhancing the XML schema and a new annotation for field injection.</text:span></text:p>
      <text:p text:style-name="P3">As field injection provides the same functionality as method injection, most of the concepts from method injection can be reused as is, this includes defining the policy, the policy-option and the target filter.</text:p>
      <text:p text:style-name="P3"><text:change-start text:change-id="ct86155072"/>The s<text:change-end text:change-id="ct86155072"/><text:change-start text:change-id="ct86155168"/>olution for field injection provides the same options for the cardinality of a reference as method injection including raising the minimum cardinality as outlined by RFC190. <text:change-end text:change-id="ct86155168"/><text:change text:change-id="ct86155424"/><text:change text:change-id="ct86155296"/><text:change text:change-id="ct86155552"/><text:change text:change-id="ct556361792"/></text:p>
      <text:p text:style-name="Body"><text:span text:style-name="T9">For field injection a new element </text:span><text:span text:style-name="T1">field-reference</text:span><text:span text:style-name="T9"> is added to the component XML schema with the attributes </text:span><text:span text:style-name="T1">policy</text:span><text:span text:style-name="T9">, </text:span><text:span text:style-name="T1">policy-option, cardinality, target</text:span><text:span text:style-name="T9"> and </text:span><text:span text:style-name="T1">interface</text:span><text:span text:style-name="T9">. These attributes have the same values and meaning as those for the </text:span><text:span text:style-name="T1">reference</text:span><text:span text:style-name="T9"> element. The attribute </text:span><text:span text:style-name="T1">field</text:span><text:span text:style-name="T9"> contains the name of the field within the component class.</text:span></text:p>
      <text:p text:style-name="P4">A new annotation <text:span text:style-name="T1">@FieldReference</text:span> is added which has the same attributes as the new XML element except for <text:span text:style-name="T1">field</text:span><text:change text:change-id="ct137872208"/>. As the annotation is annoting the field, this information is already available.</text:p>
      <text:p text:style-name="P4"/>
      <text:p text:style-name="P4"><text:change-start text:change-id="ct560402352"/>If the cardinality is not specified as part of the annotation, the cardinality <text:change-end text:change-id="ct560402352"/><text:change text:change-id="ct91374768"/>is detected depending on the type of the field. <text:change-start text:change-id="ct137885392"/>If the type of the field is an array or one of java.util.Collection, java.util.List, java.util.Set, java.util.SortedSet, java.util.Map or java.util.SortedMap<text:change-end text:change-id="ct137885392"/><text:change-start text:change-id="ct91389120"/>, the default for cardinality is optional multiple (0..n), otherwise the default is unary mandatory (1..1).<text:change-end text:change-id="ct91389120"/><text:change-start text:change-id="ct137771440"/></text:p>
      <text:p text:style-name="P4"/>
      <text:p text:style-name="Body"><text:change-end text:change-id="ct137771440"/>If a field references a service of type <text:change text:change-id="ct560856288"/><text:change-start text:change-id="ct560856160"/><text:span text:style-name="T23">SE</text:span><text:span text:style-name="T25"> and </text:span><text:span text:style-name="T24">IN</text:span><text:span text:style-name="T25"> is a type that is assignable from</text:span><text:change-end text:change-id="ct560856160"/><text:change-start text:change-id="ct396085264"/><text:span text:style-name="T25"> </text:span><text:span text:style-name="T24">SE</text:span><text:change-end text:change-id="ct396085264"/>, the type of the field must either be <text:change text:change-id="ct560855680"/><text:change-start text:change-id="ct560855584"/><text:span text:style-name="T1">IN</text:span><text:change-end text:change-id="ct560855584"/> for an unary reference, or for a multiple reference one of <text:change text:change-id="ct560855488"/><text:change-start text:change-id="ct560855392"/>IN<text:change-end text:change-id="ct560855392"/>[], java.util.Collection&lt;<text:change text:change-id="ct560853600"/><text:change-start text:change-id="ct560853504"/>IN<text:change-end text:change-id="ct560853504"/>&gt;, java.util.List&lt;<text:change text:change-id="ct560853408"/><text:change-start text:change-id="ct560853312"/>IN<text:change-end text:change-id="ct560853312"/>&gt;,<text:change-start text:change-id="ct560825584"/> java.util.Set&lt;IN&gt;, java.util.SortedSet&lt;IN&gt;,<text:change-end text:change-id="ct560825584"/> java.util.Map&lt;ServiceReference&lt;<text:change text:change-id="ct560825488"/><text:change-start text:change-id="ct560825392"/>IN<text:change-end text:change-id="ct560825392"/>&gt;, <text:change text:change-id="ct560842336"/><text:change-start text:change-id="ct560842240"/>IN<text:change-end text:change-id="ct560842240"/>&gt; or java.util.SortedMap&lt;ServiceReference&lt;<text:change text:change-id="ct535902160"/><text:change-start text:change-id="ct560538864"/>IN<text:change-end text:change-id="ct560538864"/>&gt;, <text:change text:change-id="ct560605504"/><text:change-start text:change-id="ct560818800"/>IN<text:change-end text:change-id="ct560818800"/>&gt;. Other field types are not supported and a component using a different type is not activated. This error should be logged.<text:change text:change-id="ct560544208"/><text:change-start text:change-id="ct560823536"/> If the type of the field is not SE, but a type that is assignbale from SE, <text:s/>the annotation attribute <text:span text:style-name="T1">interface</text:span> must contain the service type <text:span text:style-name="T23">SE</text:span>.<text:change-end text:change-id="ct560823536"/><text:change-start text:change-id="ct556662592"/><office:annotation><dc:creator>Carsten Ziegeler</dc:creator><dc:date>2014-07-08T15:25:21</dc:date><text:p text:style-name="P60"><text:span text:style-name="T26">BJ: What about ServiceObjects support which is added in RFC 190? What about injecting the ServiceReference? What about injecting the service properties via a Map? I could have one field to hold the reference’s service properties and another field to hold the reference’s object.</text:span></text:p></office:annotation><text:change-end text:change-id="ct556662592"/><text:change-start text:change-id="ct89464720"/></text:p>
      <text:p text:style-name="Body"><text:change-end text:change-id="ct89464720"/><text:change-start text:change-id="ct535999488"/>If a field reference is defined with the cardinality multiple but the type of the field is not one of the above mentioned supported types, the component is not activated. This error shou<text:change-end text:change-id="ct535999488"/><text:change-start text:change-id="ct560842816"/>ld be logged.<text:change-end text:change-id="ct560842816"/><text:change-start text:change-id="ct87471296"/> <text:span text:style-name="T9"><text:s/>In addition, the tooling processing an annotated field should already create an error for this situation.</text:span><text:change-end text:change-id="ct87471296"/></text:p>
      <text:p text:style-name="P4"/>
      <text:p text:style-name="P4">For references of cardinality multiple, always a new collection is created and set as the value of the field. The collection is immutable (of course, the values of an array could be changed). The collection is sorted by service ranking, highest ranking first. <text:change-start text:change-id="ct560516560"/>In the case of a clash, the service<text:change-end text:change-id="ct560516560"/><text:change-start text:change-id="ct395930480"/>s with a lower service ID are sorted before those with a higher one. <text:change-end text:change-id="ct395930480"/>Therefore DS injects a<text:change-start text:change-id="ct560903600"/>n ordered<text:change-end text:change-id="ct560903600"/> <text:change text:change-id="ct560548544"/>map in the case of type java.util.Map and a<text:change-start text:change-id="ct261152064"/>n<text:change-end text:change-id="ct261152064"/> <text:change text:change-id="ct560892192"/><text:change-start text:change-id="ct560822608"/>ordered<text:change-end text:change-id="ct560822608"/> collection in the case of a collection type.</text:p>
      <text:p text:style-name="P4"/>
      <text:p text:style-name="P4"><text:change text:change-id="ct261226896"/></text:p>
      <text:p text:style-name="P4"/>
      <text:p text:style-name="P4">The field is set by DS in the same way and order as DS would call the methods for method injection:</text:p>
      <text:list xml:id="list6052725512528670005" text:style-name="L3">
        <text:list-item>
          <text:p text:style-name="P58">Instead of calling the bind method, the field is set to <text:change-start text:change-id="ct261325904"/>a <text:change-end text:change-id="ct261325904"/>service (unary) or to a new collection including the new service (multiple)</text:p>
        </text:list-item>
        <text:list-item>
          <text:p text:style-name="P58">Instead of calling the unbind method:</text:p>
          <text:list>
            <text:list-item>
              <text:p text:style-name="P58">If the field is of cardinality unary and has the same value as the unbound service, the field is set to null</text:p>
            </text:list-item>
            <text:list-item>
              <text:p text:style-name="P58">If the field is of cardinality unary but has a different value, it's left untouched</text:p>
            </text:list-item>
            <text:list-item>
              <text:p text:style-name="P58">If the field is of cardinality multpile, a new collection without the unbound service is set. If there is no matching service, an empty collection is set as the value<text:change-start text:change-id="ct560522288"/>. This way, the value of the field can always be used throughout the component code without additional null checks.<text:change-end text:change-id="ct560522288"/></text:p>
            </text:list-item>
          </text:list>
        </text:list-item>
        <text:list-item>
          <text:p text:style-name="P58">Instead of calling the updated method, for cardinality multiple the field is updated with a new collection.</text:p>
        </text:list-item>
        <text:list-item>
          <text:p text:style-name="P58">In addition, before the component gets activated and before any field injection is performed, the field is initialized with an empty collection for cardinality multiple<text:change-start text:change-id="ct87380416"/>. A value set by component code as part of construction the instance will be overwritten. This way, the value of the field can always be used throughout the component code without additional null checks.<text:change-end text:change-id="ct87380416"/><text:change text:change-id="ct560576144"/></text:p>
        </text:list-item>
      </text:list>
      <text:p text:style-name="P4"><text:soft-page-break/></text:p>
      <text:p text:style-name="P4">Field injection has some implications on the code written by the component developer:</text:p>
      <text:list xml:id="list2860057844277125063" text:style-name="L4">
        <text:list-item>
          <text:p text:style-name="P59">If a reference is dynamic the field must be declared as volatile. Otherwise other threads than the thread setting the field might never see an update of the field. If a component is using a non-volatile field for injection a dynamic reference, the component is not activate. This error should be logged.<text:change-start text:change-id="ct560148288"/> In addition, the tooling processing an annotated field should already create an error for this situation.<text:change-end text:change-id="ct560148288"/></text:p>
        </text:list-item>
        <text:list-item>
          <text:p text:style-name="P59">A field used for field injection must never be altered by client code. However, there is no way to check/ensure this from with the DS implementation. Therefore it's up to the component developer to follow this rule. If client code is altering the field, the result is undefined.<text:change-start text:change-id="ct556609152"/><office:annotation><dc:creator>Carsten Ziegeler</dc:creator><dc:date>2014-07-08T15:39:15</dc:date><text:p text:style-name="P60"><text:span text:style-name="T26">BJ: It does seem to be defined above since you check for alteration in unbind processing and will not set the field to null.</text:span></text:p></office:annotation><text:change-end text:change-id="ct556609152"/></text:p>
        </text:list-item>
        <text:list-item>
          <text:p text:style-name="P59">It is advisable to create a local copy of a field during method invocation. This ensures that the state is consistent within this method invocation. The field might be altered by DS <text:change-start text:change-id="ct560924736"/>concurrently <text:change-end text:change-id="ct560924736"/>during a method invocation. This is only required if the reference is dynamic. (The same problem exists with using method injection and updating a field from within the methods).<text:change-start text:change-id="ct556662032"/><office:annotation><dc:creator>Carsten Ziegeler</dc:creator><dc:date>2014-07-08T15:39:34</dc:date><text:p text:style-name="P60"><text:span text:style-name="T26">BJ: You need to state there is a <text:s/>happens-before relationship between setting the fields and calling activate.</text:span></text:p></office:annotation><text:change-end text:change-id="ct556662032"/><text:change-start text:change-id="ct560586624"/></text:p>
        </text:list-item>
        <text:list-item>
          <text:p text:style-name="P59">Type safety can only be validation when using Java 5+. In this case, if a collection or map is used as a field type it should use the generic signatures. If Java 5+ is used at runtime, and the collection types are missing the generic information, a warning should be logged. If the generic information is missing or Java 1.4 is used, the DS implementation can't check whether the component developer is expecting the correct collection type. In this case, ClassCastExceptions might occur at runtime. <text:s/>In addition, the tooling processing an annotated field should already create an error if the generic information for a collection is missing or wrong.</text:p>
        </text:list-item>
        <text:list-item>
          <text:p text:style-name="P59">Static fields and final fields can't be used for field reference. If a component is trying to use such a field for field injection, the component is not activate. This error should be logged. In addition, tooling can already report this as an error.</text:p>
          <text:p text:style-name="P59"><text:change-end text:change-id="ct560586624"/></text:p>
        </text:list-item>
      </text:list>
      <text:p text:style-name="P4"/>
      <text:h text:style-name="Heading_20_3" text:outline-level="3">Examples</text:h>
      <text:p text:style-name="Body">Example for unary reference:</text:p>
      <text:p text:style-name="P4"/>
      <text:p text:style-name="P38"><text:span text:style-name="T2"><text:s/></text:span><text:span text:style-name="T13"><text:s text:c="3"/></text:span><text:span text:style-name="T14">@</text:span><text:change-start text:change-id="ct86134464"/><text:span text:style-name="T14">Field</text:span><text:change-end text:change-id="ct86134464"/><text:span text:style-name="T14">Reference</text:span><text:span text:style-name="T13">(policy=ReferencePolicy.</text:span><text:span text:style-name="T16">DYNAMIC</text:span><text:span text:style-name="T13">)</text:span></text:p>
      <text:p text:style-name="P5"><text:span text:style-name="T2"><text:s text:c="4"/></text:span><text:span text:style-name="T4">private</text:span><text:span text:style-name="T2"> </text:span><text:span text:style-name="T4">volatile</text:span><text:span text:style-name="T2"> MyService </text:span><text:span text:style-name="T15">service</text:span><text:span text:style-name="T2">;</text:span></text:p>
      <text:p text:style-name="P5"/>
      <text:p text:style-name="P5"><text:span text:style-name="T2"><text:s text:c="4"/></text:span><text:span text:style-name="T4">public</text:span><text:span text:style-name="T2"> </text:span><text:span text:style-name="T4">void</text:span><text:span text:style-name="T2"> doIt() {</text:span></text:p>
      <text:p text:style-name="P5"><text:span text:style-name="T2"><text:s text:c="8"/></text:span><text:span text:style-name="T4">final</text:span><text:span text:style-name="T2"> MyService </text:span><text:span text:style-name="T6">localService</text:span><text:span text:style-name="T2"> = </text:span><text:span text:style-name="T4">this</text:span><text:span text:style-name="T2">.</text:span><text:span text:style-name="T15">service</text:span><text:span text:style-name="T2">;</text:span></text:p>
      <text:p text:style-name="P5"><text:span text:style-name="T2"><text:s text:c="8"/></text:span><text:span text:style-name="T4">if</text:span><text:span text:style-name="T2"> ( </text:span><text:span text:style-name="T6">localService</text:span><text:span text:style-name="T2"> != </text:span><text:span text:style-name="T4">null</text:span><text:span text:style-name="T2"> ) {</text:span></text:p>
      <text:p text:style-name="P5"><text:span text:style-name="T2"><text:s text:c="12"/></text:span><text:span text:style-name="T3">// use service</text:span></text:p>
      <text:p text:style-name="P5"><text:span text:style-name="T2"><text:s text:c="8"/>} </text:span><text:span text:style-name="T4">else</text:span><text:span text:style-name="T2"> {</text:span></text:p>
      <text:p text:style-name="P5"><text:span text:style-name="T2"><text:s text:c="12"/></text:span><text:span text:style-name="T3">// do something without service</text:span></text:p>
      <text:p text:style-name="P13"><text:s text:c="8"/>}</text:p>
      <text:p text:style-name="P13"><text:s text:c="4"/>}</text:p>
      <text:p text:style-name="P4"/>
      <text:p text:style-name="P4">Example for multiple reference:</text:p>
      <text:p text:style-name="P38"><text:span text:style-name="T2"><text:s/></text:span><text:span text:style-name="T13"><text:s text:c="3"/></text:span><text:span text:style-name="T14">@</text:span><text:change-start text:change-id="ct86133872"/><text:span text:style-name="T14">Field</text:span><text:change-end text:change-id="ct86133872"/><text:span text:style-name="T14">Reference</text:span><text:span text:style-name="T13">(policy=ReferencePolicy.</text:span><text:span text:style-name="T16">DYNAMIC</text:span><text:span text:style-name="T13">)</text:span></text:p>
      <text:p text:style-name="P5"><text:span text:style-name="T2"><text:s text:c="4"/></text:span><text:span text:style-name="T4">private</text:span><text:span text:style-name="T2"> </text:span><text:span text:style-name="T4">volatile</text:span><text:span text:style-name="T2"> List&lt;MyService&gt; </text:span><text:span text:style-name="T15">serviceList</text:span><text:span text:style-name="T2">;</text:span></text:p>
      <text:p text:style-name="P5"/>
      <text:p text:style-name="P5"><text:span text:style-name="T2"><text:s text:c="4"/></text:span><text:span text:style-name="T4">public</text:span><text:span text:style-name="T2"> </text:span><text:span text:style-name="T4">void</text:span><text:span text:style-name="T2"> doItList() {</text:span></text:p>
      <text:p text:style-name="P5"><text:span text:style-name="T2"><text:s text:c="8"/></text:span><text:span text:style-name="T4">final</text:span><text:span text:style-name="T2"> List&lt;MyService&gt; </text:span><text:span text:style-name="T6">localList</text:span><text:span text:style-name="T2"> = </text:span><text:span text:style-name="T4">this</text:span><text:span text:style-name="T2">.</text:span><text:span text:style-name="T15">serviceList</text:span><text:span text:style-name="T2">;</text:span></text:p>
      <text:p text:style-name="P5"><text:span text:style-name="T2"><text:s text:c="8"/></text:span><text:span text:style-name="T4">if</text:span><text:span text:style-name="T2"> ( </text:span><text:span text:style-name="T6">localList</text:span><text:span text:style-name="T2">.size() &gt; 0 ) {</text:span></text:p>
      <text:p text:style-name="P5"><text:change text:change-id="ct352668704"/><text:change-start text:change-id="ct352704352"/><text:span text:style-name="T2"><text:s text:c="12"/></text:span><text:span text:style-name="T4">for</text:span><text:span text:style-name="T2">(</text:span><text:span text:style-name="T4">final</text:span><text:span text:style-name="T2"> MyService </text:span><text:span text:style-name="T5">ms</text:span><text:span text:style-name="T2"> : </text:span><text:span text:style-name="T5">localList</text:span><text:span text:style-name="T2">) {</text:span></text:p>
      <text:p text:style-name="P47"><text:span text:style-name="T2"><text:s text:c="15"/></text:span><text:span text:style-name="T3">// do something with </text:span><text:span text:style-name="T21">ms</text:span></text:p>
      <text:p text:style-name="P45"><text:s text:c="12"/>}</text:p>
      <text:p text:style-name="P5"><text:change-end text:change-id="ct352704352"/><text:soft-page-break/><text:span text:style-name="T2"><text:s text:c="8"/>} </text:span><text:span text:style-name="T4">else</text:span><text:span text:style-name="T2"> {</text:span></text:p>
      <text:p text:style-name="P5"><text:span text:style-name="T2"><text:s text:c="12"/></text:span><text:span text:style-name="T3">// no service available, do something else</text:span></text:p>
      <text:p text:style-name="P13"><text:s text:c="8"/>}</text:p>
      <text:p text:style-name="P13"><text:s text:c="4"/>}</text:p>
      <text:p text:style-name="P4"/>
      <text:p text:style-name="P4"/>
      <text:p text:style-name="P4"/>
      <text:p text:style-name="P4"/>
      <text:p text:style-name="P17"/>
      <text:h text:style-name="Heading_20_2" text:outline-level="2">Notes/Alternatives<text:change-start text:change-id="ct560179424"/> (Will be moved to section 8)<text:change-end text:change-id="ct560179424"/></text:h>
      <text:p text:style-name="Body"/>
      <text:h text:style-name="Heading_20_3" text:outline-level="3">Byte Code Generation</text:h>
      <text:p text:style-name="Body">The above approach could also be implemented using byte code generation. The byte code generation would generate complex methods dealing with all the cases. However this solution would depend on specific tooling.</text:p>
      <text:h text:style-name="Heading_20_3" text:outline-level="3">Support for More Collection Types</text:h>
      <text:p text:style-name="Body">The spec is limiting the collection types to be used to a specifc set and does not allow for others. For one this keeps the spec simple. On the other hand allowing arbitrary collection types would require DS to know how to construct and fill them. If a component implementation needs a specific collection type, it can still use it by using method injection.<text:change-start text:change-id="ct86111184"/><office:annotation><dc:creator>Carsten Ziegeler</dc:creator><dc:date>2014-07-08T15:46:35</dc:date><text:p text:style-name="P60"><text:span text:style-name="T26">BJ: The collection types are to hold the reference objects and are not injected. SCR could certainly handle any collection or map subtype if the subtype had a no args constructor since we can populate the resulting object using addAll/putAll.</text:span></text:p></office:annotation><text:change-end text:change-id="ct86111184"/></text:p>
      <text:h text:style-name="Heading_20_3" text:outline-level="3">Direct Manipulation of Collections<text:change-start text:change-id="ct396256160"/><office:annotation><dc:creator>Carsten Ziegeler</dc:creator><dc:date>2014-07-08T15:47:41</dc:date><text:p text:style-name="P60"><text:span text:style-name="T26">BJ: Managed collections is what I think Blueprint calls them. The proposed approach always requires a new aggregate to be created and set into the field when the set of bound services changes even when the component does not even care. Using a managed collection could mean lazily evaluating only when the component actually interacts with the collections. This seem like a better choice (being lazy). The proposed eager approach can result in a lot of unnecessary work.</text:span></text:p></office:annotation><text:change-end text:change-id="ct396256160"/></text:h>
      <text:p text:style-name="Body">An alternative to inject a new collection into the field for references of multiple cardinality would be to let DS modify the collection directory and only initially inject a collection instance once.</text:p>
      <text:p text:style-name="Body">However, this would have at least these drawbacks:</text:p>
      <text:list xml:id="list2081925464" text:continue-list="list4353065404077249897" text:style-name="L1">
        <text:list-item>
          <text:p text:style-name="P6">The component developer would need to take care of synchronizing access to the field. Simply declaring the field as volatile is not enough. And this synchronization would need to be the same as is used by the DS implementation to alter the collection. An option for this would be to use concurrent collections, however this poses the problem that a collection might change during method invocation of a component . The concurrent collections are part of Java 5+.<text:change-start text:change-id="ct87328960"/><office:annotation><dc:creator>Carsten Ziegeler</dc:creator><dc:date>2014-07-08T15:48:32</dc:date><text:p text:style-name="P60"><text:span text:style-name="T26">BJ: This is not true. With the happens-before relationship between setting the field before calling the activator, the component can safely access the field w/o volatile or other synchronization. The aggregate implementation can handle any necessary synchronization to support safe modification <text:s/>such as a copy-on-write implementation.</text:span></text:p><text:p text:style-name="P60"><text:span text:style-name="T26"/></text:p><text:p text:style-name="P60"><text:span text:style-name="T26">CZ: happens-before is only the case for static references, in the case of cardinality multiple dynamic references are common.</text:span></text:p><text:p text:style-name="P60"><text:span text:style-name="T26">In addition, if you look at the second example, it first checks the length of the collection and then iterates. With a concurrent collection, a positive value might be reported as the length however when iterating the collection is empty</text:span></text:p></office:annotation><text:change-end text:change-id="ct87328960"/></text:p>
        </text:list-item>
        <text:list-item>
          <text:p text:style-name="P6"><text:change text:change-id="ct86031696"/></text:p>
        </text:list-item>
      </text:list>
      <text:h text:style-name="Heading_20_3" text:outline-level="3">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3" text:outline-level="3">Support for Collections in Methods</text:h>
      <text:p text:style-name="Body"><text:bookmark text:name="comment_text_61"/>As described in this RFC, the DS implementation does already the heavy work of creating the collections for field injection, support for new method signatures for the bind method could be added to DS:</text:p>
      <text:list xml:id="list3276607533951005508" text:style-name="L5">
        <text:list-item>
          <text:p text:style-name="P53">protected void bindMyService(Collection&lt;MyService&gt; serviceCollection)</text:p>
        </text:list-item>
      </text:list>
      <text:p text:style-name="Body">This is not part of this proposal.</text:p>
      <text:p text:style-name="Body"><text:soft-page-break/></text:p>
      <text:h text:style-name="Heading_20_1" text:outline-level="1">Data Transfer Objects</text:h>
      <text:p text:style-name="P26">A new DTO for field injection is required which is similar to the reference DTO with the difference that it points to a field and not to methods. <text:change-start text:change-id="ct396220832"/><office:annotation><dc:creator>Carsten Ziegeler</dc:creator><dc:date>2014-07-08T15:51:56</dc:date><text:p text:style-name="P60"><text:span text:style-name="T26">BJ : I think we can just update the ReferenceDTO to add a field element which will contain the field name if a field reference. In fact, we could probably to the same in the XML. Instead of a new field-reference element, just allow the existing reference element to refer to a field with a new field attribute.</text:span></text:p></office:annotation><text:change-end text:change-id="ct396220832"/></text:p>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Considered Alternatives</text:h>
      <text:p text:style-name="P20">For posterity, record the design alternatives that were considered but rejected along with the reason for rejection. This is especially important for external/earlier solutions that were deemed not applicable.</text:p>
      <text:h text:style-name="Heading_20_1" text:outline-level="1"><text:soft-page-break/>Security Considerations</text:h>
      <text:p text:style-name="P2">No change from the Declarative Services specification as updated through RFC 190.</text:p>
      <text:h text:style-name="Heading_20_1" text:outline-level="1">Document Support</text:h>
      <text:h text:style-name="Heading_20_2" text:outline-level="2">References</text:h>
      <text:list xml:id="list463973506593483745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5"/>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30">Name</text:p>
          </table:table-cell>
          <table:table-cell table:style-name="Table3.B1" office:value-type="string">
            <text:p text:style-name="P30">Carsten Ziegeler</text:p>
          </table:table-cell>
        </table:table-row>
        <table:table-row table:style-name="Table3.1">
          <table:table-cell table:style-name="Table3.A1" office:value-type="string">
            <text:p text:style-name="P30">Company</text:p>
          </table:table-cell>
          <table:table-cell table:style-name="Table3.B1" office:value-type="string">
            <text:p text:style-name="P30">Adobe Systems Incorporated</text:p>
          </table:table-cell>
        </table:table-row>
        <table:table-row table:style-name="Table3.1">
          <table:table-cell table:style-name="Table3.A1" office:value-type="string">
            <text:p text:style-name="P30">Address</text:p>
          </table:table-cell>
          <table:table-cell table:style-name="Table3.B1" office:value-type="string">
            <text:p text:style-name="P30"/>
          </table:table-cell>
        </table:table-row>
        <table:table-row table:style-name="Table3.1">
          <table:table-cell table:style-name="Table3.A1" office:value-type="string">
            <text:p text:style-name="P30">Voice</text:p>
          </table:table-cell>
          <table:table-cell table:style-name="Table3.B1" office:value-type="string">
            <text:p text:style-name="P30"/>
          </table:table-cell>
        </table:table-row>
        <table:table-row table:style-name="Table3.1">
          <table:table-cell table:style-name="Table3.A1" office:value-type="string">
            <text:p text:style-name="P29">e-mail</text:p>
          </table:table-cell>
          <table:table-cell table:style-name="Table3.B1" office:value-type="string">
            <text:p text:style-name="P29">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30">Name</text:p>
          </table:table-cell>
          <table:table-cell table:style-name="Table2.B1" office:value-type="string">
            <text:p text:style-name="P30"/>
          </table:table-cell>
        </table:table-row>
        <table:table-row table:style-name="Table2.1">
          <table:table-cell table:style-name="Table2.A1" office:value-type="string">
            <text:p text:style-name="P30">Company</text:p>
          </table:table-cell>
          <table:table-cell table:style-name="Table2.B1" office:value-type="string">
            <text:p text:style-name="P30"/>
          </table:table-cell>
        </table:table-row>
        <table:table-row table:style-name="Table2.1">
          <table:table-cell table:style-name="Table2.A1" office:value-type="string">
            <text:p text:style-name="P30">Address</text:p>
          </table:table-cell>
          <table:table-cell table:style-name="Table2.B1" office:value-type="string">
            <text:p text:style-name="P30"/>
          </table:table-cell>
        </table:table-row>
        <table:table-row table:style-name="Table2.1">
          <table:table-cell table:style-name="Table2.A1" office:value-type="string">
            <text:p text:style-name="P30">Voice</text:p>
          </table:table-cell>
          <table:table-cell table:style-name="Table2.B1" office:value-type="string">
            <text:p text:style-name="P30"/>
          </table:table-cell>
        </table:table-row>
        <table:table-row table:style-name="Table2.1">
          <table:table-cell table:style-name="Table2.A1" office:value-type="string">
            <text:p text:style-name="P29">e-mail</text:p>
          </table:table-cell>
          <table:table-cell table:style-name="Table2.B1" office:value-type="string">
            <text:p text:style-name="P29"/>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F" svg:font-family=""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0</text:page-number> of <text:page-count style:num-format="1">11</text:page-count></text:p>
        <text:p text:style-name="Header"/>
        <text:p text:style-name="Header"><text:tab/>Draft<text:tab/> <text:modification-date style:data-style-name="N76">July 8,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8</text:page-number> of <text:page-count style:num-format="1">11</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8</text:page-number> of <text:page-count style:num-format="1">11</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8</text:page-number> of <text:page-count style:num-format="1">11</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8</text:page-number> of <text:page-count style:num-format="1">11</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8</text:page-number> of <text:page-count style:num-format="1">11</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8</text:page-number> of <text:page-count style:num-format="1">11</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8</text:page-number> of <text:page-count style:num-format="1">11</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8</text:page-number> of <text:page-count style:num-format="1">11</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8</text:page-number> of <text:page-count style:num-format="1">11</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8</text:page-number> of <text:page-count style:num-format="1">11</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8</text:page-number> of <text:page-count style:num-format="1">1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8-29T14:15:16</meta:creation-date>
    <meta:editing-cycles>127</meta:editing-cycles>
    <meta:editing-duration>P1DT14H29M46S</meta:editing-duration>
    <meta:initial-creator>David Bosschaert</meta:initial-creator>
    <dc:date>2014-07-08T15:52:00</dc:date>
    <dc:creator>Carsten Ziegeler</dc:creator>
    <meta:printed-by>David Bosschaert</meta:printed-by>
    <meta:print-date>2012-08-30T12:51:49</meta:print-date>
    <meta:document-statistic meta:table-count="14" meta:image-count="2" meta:object-count="0" meta:page-count="11" meta:paragraph-count="246" meta:word-count="3922" meta:character-count="24798"/>
    <meta:user-defined meta:name="Company">OSGi Alliance</meta:user-defined>
    <meta:user-defined meta:name="Info 3"/>
    <meta:user-defined meta:name="Info 4"/>
    <meta:user-defined meta:name="RFC Title">RFC 212 - Field Injection for Declarative Services</meta:user-defined>
  </office:meta>
</office:document-meta>
</file>